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color="#ff0000" fo:font-size="10pt" style:font-size-asian="10pt" style:font-size-complex="10pt"/>
    </style:style>
    <style:style style:name="P2" style:family="paragraph" style:parent-style-name="Preformatted_20_Text">
      <style:text-properties fo:font-size="10pt" style:font-size-asian="10pt" style:font-size-complex="10pt"/>
    </style:style>
    <style:style style:name="P3" style:family="paragraph" style:parent-style-name="Preformatted_20_Text">
      <style:paragraph-properties fo:margin-top="0in" fo:margin-bottom="0.1965in" loext:contextual-spacing="false"/>
    </style:style>
    <style:style style:name="P4" style:family="paragraph" style:parent-style-name="Standard">
      <style:text-properties officeooo:rsid="0007f061" officeooo:paragraph-rsid="0007f061"/>
    </style:style>
    <style:style style:name="P5" style:family="paragraph" style:parent-style-name="Standard">
      <style:text-properties officeooo:rsid="000af4dd" officeooo:paragraph-rsid="000af4dd"/>
    </style:style>
    <style:style style:name="P6" style:family="paragraph" style:parent-style-name="Standard">
      <style:text-properties fo:font-size="14pt" fo:font-weight="bold" officeooo:rsid="000af4dd" officeooo:paragraph-rsid="000af4dd" style:font-size-asian="14pt" style:font-weight-asian="bold" style:font-size-complex="14pt" style:font-weight-complex="bold"/>
    </style:style>
    <style:style style:name="P7" style:family="paragraph" style:parent-style-name="Standard">
      <style:paragraph-properties fo:padding="0.0201in" fo:border="0.06pt solid #ffa6a6" style:shadow="#ffd7d7 0.0693in 0.0693in"/>
      <style:text-properties fo:font-size="10pt" officeooo:rsid="0007f061" officeooo:paragraph-rsid="0007f061" style:font-size-asian="10pt" style:font-size-complex="10pt"/>
    </style:style>
    <style:style style:name="P8" style:family="paragraph" style:parent-style-name="Standard">
      <style:paragraph-properties fo:padding="0.0201in" fo:border="0.06pt solid #ffa6a6" style:shadow="#ffd7d7 0.0693in 0.0693in"/>
      <style:text-properties fo:font-size="10pt" officeooo:rsid="000a911d" officeooo:paragraph-rsid="000a911d" style:font-size-asian="10pt" style:font-size-complex="10pt"/>
    </style:style>
    <style:style style:name="P9" style:family="paragraph" style:parent-style-name="Standard">
      <style:text-properties fo:color="#729fcf" officeooo:rsid="001ed878" officeooo:paragraph-rsid="000af4dd"/>
    </style:style>
    <style:style style:name="P10" style:family="paragraph" style:parent-style-name="Heading_20_3">
      <style:text-properties fo:color="#729fcf"/>
    </style:style>
    <style:style style:name="P11" style:family="paragraph" style:parent-style-name="Text_20_body" style:list-style-name="L2"/>
    <style:style style:name="P12" style:family="paragraph" style:parent-style-name="Text_20_body" style:list-style-name="L1">
      <style:text-properties fo:color="#ff0000" fo:font-size="10pt" officeooo:paragraph-rsid="000af4dd" style:font-size-asian="10pt" style:font-size-complex="10pt"/>
    </style:style>
    <style:style style:name="P13" style:family="paragraph" style:parent-style-name="Text_20_body" style:list-style-name="L2">
      <style:paragraph-properties fo:margin-top="0in" fo:margin-bottom="0in" loext:contextual-spacing="false"/>
    </style:style>
    <style:style style:name="T1" style:family="text">
      <style:text-properties officeooo:rsid="0008e45f"/>
    </style:style>
    <style:style style:name="T2" style:family="text">
      <style:text-properties officeooo:rsid="000a911d"/>
    </style:style>
    <style:style style:name="T3" style:family="text">
      <style:text-properties fo:color="#000000"/>
    </style:style>
    <style:style style:name="T4" style:family="text">
      <style:text-properties fo:color="#000000" officeooo:rsid="001ed878"/>
    </style:style>
    <style:style style:name="T5" style:family="text">
      <style:text-properties fo:color="#ff0000"/>
    </style:style>
    <style:style style:name="T6" style:family="text">
      <style:text-properties fo:color="#ff0000" officeooo:rsid="001ed878"/>
    </style:style>
    <style:style style:name="T7" style:family="text">
      <style:text-properties fo:color="#0000ff" fo:font-size="10pt" style:font-size-asian="10pt" style:font-size-complex="10pt"/>
    </style:style>
    <style:style style:name="T8" style:family="text">
      <style:text-properties fo:color="#008000"/>
    </style:style>
    <style:style style:name="T9" style:family="text">
      <style:text-properties fo:color="#008000" fo:font-size="10pt" style:font-size-asian="10pt" style:font-size-complex="10pt"/>
    </style:style>
    <style:style style:name="T10" style:family="text">
      <style:text-properties fo:color="#4444ff"/>
    </style:style>
    <style:style style:name="T11" style:family="text">
      <style:text-properties fo:color="#4444ff" fo:font-size="10pt" style:font-size-asian="10pt" style:font-size-complex="10pt"/>
    </style:style>
    <style:style style:name="T12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3">Day 16 – Functions Part 2</text:h>
      <text:p text:style-name="P4"/>
      <text:p text:style-name="P7">#include &lt;iostream&gt;</text:p>
      <text:p text:style-name="P8">#include &lt;cmath&gt;</text:p>
      <text:p text:style-name="P8">using namespace std;</text:p>
      <text:p text:style-name="P8"/>
      <text:p text:style-name="P7">double <text:span text:style-name="T2">get_angle</text:span>(int <text:span text:style-name="T2">adj</text:span>, int <text:span text:style-name="T2">hyp</text:span>);</text:p>
      <text:p text:style-name="P7"/>
      <text:p text:style-name="P7">int main () {</text:p>
      <text:p text:style-name="P7"><text:tab/><text:span text:style-name="T1">cout &lt;&lt; “Adjacent side of angle: “;</text:span></text:p>
      <text:p text:style-name="P7"><text:tab/><text:span text:style-name="T1">cin &gt;&gt; adj;</text:span></text:p>
      <text:p text:style-name="P7"/>
      <text:p text:style-name="P7"><text:tab/><text:span text:style-name="T1">cout &lt;&lt; “Hypotenuse of triangle: “;</text:span></text:p>
      <text:p text:style-name="P7"><text:tab/><text:span text:style-name="T1">cin &gt;&gt; hyp;</text:span></text:p>
      <text:p text:style-name="P7"/>
      <text:p text:style-name="P7"><text:tab/><text:span text:style-name="T1">angle = </text:span><text:span text:style-name="T2">get_angle</text:span><text:span text:style-name="T1">( adj, hyp);</text:span></text:p>
      <text:p text:style-name="P7"><text:tab/><text:span text:style-name="T1">cout &lt;&lt; “Angle is “ &lt;&lt; angle &lt;&lt; endl;</text:span></text:p>
      <text:p text:style-name="P7"/>
      <text:p text:style-name="P7"><text:tab/><text:span text:style-name="T1">return 0;</text:span></text:p>
      <text:p text:style-name="P7">}</text:p>
      <text:p text:style-name="P7"/>
      <text:p text:style-name="P7">double <text:span text:style-name="T2">get_</text:span>a<text:span text:style-name="T2">ngle</text:span>(int adj, int hyp) {</text:p>
      <text:p text:style-name="P7"><text:tab/>double ans = <text:span text:style-name="T2">acos(</text:span>(double) adj / hyp;</text:p>
      <text:p text:style-name="P7"><text:tab/>return ans;</text:p>
      <text:p text:style-name="P7">}</text:p>
      <text:p text:style-name="P4"/>
      <text:p text:style-name="P4"/>
      <text:p text:style-name="P6">Breaking a problem into many parts <text:s/>--- Top-Down designing</text:p>
      <text:p text:style-name="P9"/>
      <text:p text:style-name="P9"/>
      <text:p text:style-name="P5"><text:span text:style-name="Strong_20_Emphasis"><text:span text:style-name="T4">Problem:</text:span></text:span><text:span text:style-name="T4"> You have a bank account whose annual interest rate depends on the amount of money you have in your account at the beginning of each year. Your annual rate starts at 3%, and grows by an additional half a percent for each thousand dollars in your account up to, but not exceeding 8%. So, for example, if you have $3,358.02 in your account at the beginning of the year, your rate is 4.5%. Interest in this account is compounded monthly at the annual rate (i.e. the monthly compounding rate is the annual rate divided by 12). Each year you also make a tra</text:span><text:span text:style-name="T3">n</text:span><text:span text:style-name="T4">saction (deposit or withdrawal) before the bank figures out what your rate is (fortunately!). Write a program that simulates 5 years under this system, interactively querying the user for transactions at the beginning of each year, and returning the balance at the end of the 5th year.</text:span></text:p>
      <text:p text:style-name="P9"/>
      <text:p text:style-name="P9"/>
      <text:list xml:id="list2754474585" text:style-name="L1">
        <text:list-header>
          <text:p text:style-name="P12"><text:span text:style-name="T6"/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1T13:10:39.233806653</meta:creation-date>
    <dc:date>2022-10-03T07:16:52.507445286</dc:date>
    <meta:editing-duration>PT20M37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1" meta:word-count="233" meta:character-count="1295" meta:non-whitespace-character-count="1072"/>
  </office:meta>
</office:document-meta>
</file>